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dbb" officeooo:paragraph-rsid="000abdbb"/>
    </style:style>
    <style:style style:name="P2" style:family="paragraph" style:parent-style-name="Standard">
      <style:paragraph-properties fo:text-align="justify" style:justify-single-word="false"/>
      <style:text-properties officeooo:paragraph-rsid="000f9dc6"/>
    </style:style>
    <style:style style:name="P3" style:family="paragraph" style:parent-style-name="Text_20_body">
      <style:text-properties officeooo:paragraph-rsid="000abdbb"/>
    </style:style>
    <style:style style:name="P4" style:family="paragraph" style:parent-style-name="Text_20_body" style:list-style-name="L1">
      <style:text-properties officeooo:rsid="000abdbb"/>
    </style:style>
    <style:style style:name="P5" style:family="paragraph" style:parent-style-name="Text_20_body" style:list-style-name="L2">
      <style:text-properties officeooo:rsid="000abdbb"/>
    </style:style>
    <style:style style:name="P6" style:family="paragraph" style:parent-style-name="Text_20_body" style:list-style-name="L3">
      <style:text-properties officeooo:rsid="000abdbb"/>
    </style:style>
    <style:style style:name="P7" style:family="paragraph" style:parent-style-name="Text_20_body" style:list-style-name="L4">
      <style:text-properties officeooo:rsid="000abdbb"/>
    </style:style>
    <style:style style:name="P8" style:family="paragraph" style:parent-style-name="Text_20_body" style:list-style-name="L5">
      <style:text-properties officeooo:rsid="000abdbb"/>
    </style:style>
    <style:style style:name="P9" style:family="paragraph" style:parent-style-name="Text_20_body" style:list-style-name="L5">
      <style:text-properties officeooo:rsid="00126169" officeooo:paragraph-rsid="00126169"/>
    </style:style>
    <style:style style:name="P10" style:family="paragraph" style:parent-style-name="Standard" style:list-style-name="L6">
      <style:text-properties officeooo:rsid="000f9dc6" officeooo:paragraph-rsid="000f9dc6"/>
    </style:style>
    <style:style style:name="P11" style:family="paragraph" style:parent-style-name="Standard" style:list-style-name="L7">
      <style:text-properties officeooo:rsid="000abdbb" officeooo:paragraph-rsid="000abdbb"/>
    </style:style>
    <style:style style:name="P12" style:family="paragraph" style:parent-style-name="Standard" style:list-style-name="L7">
      <style:text-properties officeooo:rsid="001111f8" officeooo:paragraph-rsid="001111f8"/>
    </style:style>
    <style:style style:name="P13" style:family="paragraph" style:parent-style-name="Standard" style:list-style-name="L7">
      <style:text-properties officeooo:paragraph-rsid="001111f8"/>
    </style:style>
    <style:style style:name="P14" style:family="paragraph" style:parent-style-name="Standard">
      <style:text-properties officeooo:rsid="000c71bc" officeooo:paragraph-rsid="000c71bc"/>
    </style:style>
    <style:style style:name="P15" style:family="paragraph" style:parent-style-name="Standard">
      <style:text-properties officeooo:rsid="001111f8" officeooo:paragraph-rsid="001111f8"/>
    </style:style>
    <style:style style:name="P16" style:family="paragraph" style:parent-style-name="Standard">
      <style:text-properties officeooo:paragraph-rsid="001111f8"/>
    </style:style>
    <style:style style:name="P17" style:family="paragraph" style:parent-style-name="Standard">
      <style:text-properties fo:color="#ce9178" loext:opacity="100%" style:font-name="IBMPlexMono" fo:font-size="9pt" fo:font-weight="normal" officeooo:rsid="00126169" officeooo:paragraph-rsid="001111f8" fo:background-color="#212121"/>
    </style:style>
    <style:style style:name="P18" style:family="paragraph" style:parent-style-name="Standard">
      <style:text-properties officeooo:rsid="00132166" officeooo:paragraph-rsid="00132166"/>
    </style:style>
    <style:style style:name="P19" style:family="paragraph" style:parent-style-name="Standard">
      <style:text-properties officeooo:rsid="001467e4" officeooo:paragraph-rsid="001467e4"/>
    </style:style>
    <style:style style:name="P20" style:family="paragraph" style:parent-style-name="Standard">
      <style:text-properties officeooo:paragraph-rsid="001467e4"/>
    </style:style>
    <style:style style:name="P21" style:family="paragraph" style:parent-style-name="Standard">
      <style:text-properties officeooo:rsid="001ad53e" officeooo:paragraph-rsid="001bd082"/>
    </style:style>
    <style:style style:name="P22" style:family="paragraph" style:parent-style-name="Standard">
      <style:text-properties officeooo:rsid="001467e4" officeooo:paragraph-rsid="001bd082"/>
    </style:style>
    <style:style style:name="P23" style:family="paragraph" style:parent-style-name="Standard">
      <style:text-properties officeooo:rsid="00152599" officeooo:paragraph-rsid="00152599"/>
    </style:style>
    <style:style style:name="P24" style:family="paragraph" style:parent-style-name="Standard">
      <style:text-properties officeooo:paragraph-rsid="0016fbc1"/>
    </style:style>
    <style:style style:name="P25" style:family="paragraph" style:parent-style-name="Standard">
      <style:text-properties officeooo:rsid="001bd082" officeooo:paragraph-rsid="001bd082"/>
    </style:style>
    <style:style style:name="T1" style:family="text">
      <style:text-properties officeooo:rsid="000c71bc"/>
    </style:style>
    <style:style style:name="T2" style:family="text">
      <style:text-properties officeooo:rsid="000abd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9dc6"/>
    </style:style>
    <style:style style:name="T5" style:family="text">
      <style:text-properties officeooo:rsid="001111f8"/>
    </style:style>
    <style:style style:name="T6" style:family="text">
      <style:text-properties officeooo:rsid="00126169"/>
    </style:style>
    <style:style style:name="T7" style:family="text">
      <style:text-properties fo:color="#ce9178" loext:opacity="100%" style:font-name="IBMPlexMono" fo:font-size="9pt" fo:font-weight="normal" fo:background-color="#212121" loext:char-shading-value="0"/>
    </style:style>
    <style:style style:name="T8" style:family="text">
      <style:text-properties fo:color="#ce9178" loext:opacity="100%" style:font-name="IBMPlexMono" fo:font-size="9pt" fo:font-weight="normal" officeooo:rsid="00126169" fo:background-color="#212121" loext:char-shading-value="0"/>
    </style:style>
    <style:style style:name="T9" style:family="text">
      <style:text-properties fo:color="#b5cea8" loext:opacity="100%" style:font-name="IBMPlexMono" fo:font-size="9pt" fo:font-weight="normal" fo:background-color="#212121" loext:char-shading-value="0"/>
    </style:style>
    <style:style style:name="T10" style:family="text">
      <style:text-properties officeooo:rsid="001467e4"/>
    </style:style>
    <style:style style:name="T11" style:family="text">
      <style:text-properties officeooo:rsid="001bd082"/>
    </style:style>
    <style:style style:name="T12" style:family="text">
      <style:text-properties officeooo:rsid="0016fb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monstração de um ETL em tempo real com apache kafka, airflow, apache spark e cassandra</text:p>
      <text:p text:style-name="P1"/>
      <text:p text:style-name="P1">1- Introdução</text:p>
      <text:p text:style-name="P1"/>
      <text:p text:style-name="P2">Neste projeto, desenvolvi um pipeline de ETL em tempo real utilizando Apache Kafka, Airflow, Apache Spark e Cassandra para ingestão, processamento e análise de grandes volumes de dados. O sistema calcula a velocidade média dos ônibus e a quantidade de veículos ativos por linha, permitindo monitoramento em tempo real e geração de métricas que apoiam decisões operacionais e otimização da frota, com alta escalabilidade e confiabilidade.</text:p>
      <text:p text:style-name="P1"/>
      <text:p text:style-name="P1">2 – Tecnologi<text:span text:style-name="T1">as</text:span> utilizadas</text:p>
      <text:p text:style-name="P1"/>
      <text:p text:style-name="P3"><text:span text:style-name="Strong_20_Emphasis"><text:span text:style-name="T2"><text:tab/>Apache Airflow:</text:span></text:span><text:span text:style-name="T2"> Orquestração de tarefas e scheduling do ETL.</text:span></text:p>
      <text:list text:style-name="L1">
        <text:list-item>
          <text:p text:style-name="P4"><text:span text:style-name="Strong_20_Emphasis">Apache Kafka:</text:span> Transporte e ingestão de dados em tempo real (event streaming).</text:p>
        </text:list-item>
      </text:list>
      <text:list text:style-name="L2">
        <text:list-item>
          <text:p text:style-name="P5"><text:span text:style-name="Strong_20_Emphasis">PySpark (Spark Streaming):</text:span> Processamento distribuído e transformação dos dados em fluxo.</text:p>
        </text:list-item>
      </text:list>
      <text:list text:style-name="L3">
        <text:list-item>
          <text:p text:style-name="P6"><text:span text:style-name="Strong_20_Emphasis">Cassandra:</text:span> Armazenamento escalável e distribuído de dados processados.</text:p>
        </text:list-item>
      </text:list>
      <text:list text:style-name="L4">
        <text:list-item>
          <text:p text:style-name="P7"><text:span text:style-name="Strong_20_Emphasis">Docker/Docker Compose:</text:span> Contêineres para simplificar deploy e ambiente de teste.</text:p>
        </text:list-item>
      </text:list>
      <text:list text:style-name="L5">
        <text:list-item>
          <text:p text:style-name="P8"><text:span text:style-name="Strong_20_Emphasis">Python:</text:span> Desenvolvimento dos scripts ETL, integração e testes.</text:p>
        </text:list-item>
        <text:list-item>
          <text:p text:style-name="P9"><text:span text:style-name="T3">Minio</text:span>: Para a construção do datalake</text:p>
        </text:list-item>
      </text:list>
      <text:p text:style-name="P1"/>
      <text:p text:style-name="P1"/>
      <text:p text:style-name="P1">3-Requisitos</text:p>
      <text:p text:style-name="P1"/>
      <text:p text:style-name="P1">3.1-Requisitos funcionais <text:span text:style-name="T4">(O que o sistema faz: Funções, ações e serviços)</text:span></text:p>
      <text:list text:style-name="L6">
        <text:list-item>
          <text:p text:style-name="P10">O sistema de receber dados da API da sptrans ou de kafka em tempo real.</text:p>
        </text:list-item>
        <text:list-item>
          <text:p text:style-name="P10">O json brutro deve ser armazenado em camada bronze pra histórico e reprocessamento</text:p>
        </text:list-item>
        <text:list-item>
          <text:p text:style-name="P10">O sistema deve normalizar dados na camada prata.</text:p>
        </text:list-item>
        <text:list-item>
          <text:p text:style-name="P10">O sistema deve calcular a velocidade médida de cada ônibus</text:p>
        </text:list-item>
        <text:list-item>
          <text:p text:style-name="P10">O sistema deve calcular a quantidade de ônibus ativo por linha</text:p>
        </text:list-item>
        <text:list-item>
          <text:p text:style-name="P10">O sistema deve registrar todos os evendos de logs</text:p>
          <text:p text:style-name="P10"/>
        </text:list-item>
      </text:list>
      <text:p text:style-name="P1"/>
      <text:p text:style-name="P1">3.2-Requisitos não funcionais: <text:span text:style-name="T4">(O que o sistema deve fazer: qualidade, desempenho e seguração)</text:span></text:p>
      <text:p text:style-name="P1"/>
      <text:list text:style-name="L7">
        <text:list-item>
          <text:p text:style-name="P11">O pipeline deve suportar aumento no volume de ônibus e eventos sem degradar performance.</text:p>
        </text:list-item>
        <text:list-item>
          <text:p text:style-name="P12">O pipeline deve mandar dados a cada 2 minutos.</text:p>
        </text:list-item>
        <text:list-item>
          <text:p text:style-name="P12">Todo o sistema deverá rodar em docker compose.</text:p>
        </text:list-item>
        <text:list-item>
          <text:p text:style-name="P13">O pipeline deve processar milhares de eventos por minuto sem gargalos, usando paralelismo do Spark e particionamento adequado no Cassandra.</text:p>
        </text:list-item>
        <text:list-item>
          <text:p text:style-name="P13">O código deve ser modular, seguindo boas práticas (ETL modularizado, DAGs claras, funções reutilizáveis).</text:p>
        </text:list-item>
        <text:list-item>
          <text:p text:style-name="P13">Usar operadores oficiais do Airflow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>4-Arquitetura da solução</text:p>
      <text:p text:style-name="P14">4.1-Datalake</text:p>
      <text:p text:style-name="P15">Camada bronze: Ano -&gt; mês -&gt; dia -&gt; hora-&gt; min -&gt;seg-&gt;codigo_linha_numero-&gt;codigo_ônibus</text:p>
      <text:p text:style-name="P15">exemplo:</text:p>
      <text:p text:style-name="P16"><text:span text:style-name="T5">ano_2026/mes_01/dia_12/hora_4/min_1/seg_1/</text:span><text:span text:style-name="T6">linha_</text:span><text:span text:style-name="T7">6091-10/</text:span><text:span text:style-name="T8">onibus_</text:span><text:span text:style-name="T9">61237</text:span></text:p>
      <text:p text:style-name="P17"/>
      <text:p text:style-name="P17"/>
      <text:p text:style-name="P1"/>
      <text:p text:style-name="P1">5-Demonstração do projeto</text:p>
      <text:p text:style-name="P1"/>
      <text:p text:style-name="P1"/>
      <text:p text:style-name="P1">Passsos</text:p>
      <text:p text:style-name="P1"/>
      <text:p text:style-name="P1">1 - Elaboração da postagem do blog</text:p>
      <text:p text:style-name="P18">2 - Preparar docker compose para cassandra</text:p>
      <text:p text:style-name="P18">3 - Preparar docker compose para kafka</text:p>
      <text:p text:style-name="P18">4 - Preparar docker compose para minio e airflow</text:p>
      <text:p text:style-name="P18">5 - Preparar o docker compose completo</text:p>
      <text:p text:style-name="P18">6 – Conectar <text:span text:style-name="T10">python </text:span>na Api da sptrans.</text:p>
      <text:p text:style-name="P19">7 – Conectar python no apache kafka</text:p>
      <text:p text:style-name="P20"><text:span text:style-name="T10">8 - Construção da </text:span>DAG 1 — Ingestão da API SPTrans → Kafka</text:p>
      <text:p text:style-name="P21"><text:span text:style-name="T11">10</text:span>- Atualizar a dag1 para salvar no datalake</text:p>
      <text:p text:style-name="P22"><text:span text:style-name="T11">11</text:span>-Criar scripts pyspark</text:p>
      <text:p text:style-name="P23"><text:span text:style-name="T11">12</text:span>- <text:span text:style-name="T12">Construção da DAG 2 = </text:span>🧩 DAG 2 — Spark Structured Streaming</text:p>
      <text:p text:style-name="P24"><text:span text:style-name="T12">1</text:span><text:span text:style-name="T11">3</text:span><text:span text:style-name="T12"> - Construção da <text:s/></text:span>DAG 3 — Agregações Gold → Cassandra</text:p>
      <text:p text:style-name="P19">1<text:span text:style-name="T11">4</text:span>-Explorar os resultados no cassandra</text:p>
      <text:p text:style-name="P25">15-Fazer diagramas</text:p>
      <text:p text:style-name="P25">16-Atualizar postagem do blog caso necessário</text:p>
      <text:p text:style-name="P25">17-Gravas vídeo demonstrando o projeto</text:p>
      <text:p text:style-name="P25">18-Públicar vídeo do youtube</text:p>
      <text:p text:style-name="P25">19-Públicar projeto no linked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1-11T12:29:35.672826773</dc:date>
    <meta:editing-duration>PT2H46M47S</meta:editing-duration>
    <meta:editing-cycles>7</meta:editing-cycles>
    <meta:document-statistic meta:table-count="0" meta:image-count="0" meta:object-count="0" meta:page-count="2" meta:paragraph-count="52" meta:word-count="472" meta:character-count="3009" meta:non-whitespace-character-count="2599"/>
  </office:meta>
</office:document-meta>
</file>